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74pt solid #000000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Добавление индекса" table:style-name="ta1">
        <table:shapes>
          <draw:frame draw:z-index="0" draw:style-name="gr1" draw:text-style-name="P1" svg:width="12.51cm" svg:height="9.032cm" svg:x="0.121cm" svg:y="6.321cm">
            <draw:object draw:notify-on-update-of-ranges="'Добавление индекса'.A3:'Добавление индекса'.A13 'Добавление индекса'.D3:'Добавление индекса'.D13 'Добавление индекса'.A3:'Добавление индекса'.A13 'Добавление индекса'.Q3:'Добавление индекса'.Q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296cm" svg:height="9.001cm" svg:x="12.204cm" svg:y="6.292cm">
            <draw:object draw:notify-on-update-of-ranges="'Добавление индекса'.A3:'Добавление индекса'.A13 'Добавление индекса'.E3:'Добавление индекса'.E13 'Добавление индекса'.A3:'Добавление индекса'.A13 'Добавление индекса'.R3:'Добавление индекса'.R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3.212cm" svg:height="8.911cm" svg:x="24.042cm" svg:y="6.292cm">
            <draw:object draw:notify-on-update-of-ranges="'Добавление индекса'.A3:'Добавление индекса'.A13 'Добавление индекса'.F3:'Добавление индекса'.F13 'Добавление индекса'.A3:'Добавление индекса'.A13 'Добавление индекса'.S3:'Добавление индекса'.S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2.906cm" svg:height="9.001cm" svg:x="36.949cm" svg:y="6.323cm">
            <draw:object draw:notify-on-update-of-ranges="'Добавление индекса'.A3:'Добавление индекса'.A13 'Добавление индекса'.G3:'Добавление индекса'.G13 'Добавление индекса'.A3:'Добавление индекса'.A13 'Добавление индекса'.T3:'Добавление индекса'.T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2.142cm" svg:height="7.577cm" svg:x="12.266cm" svg:y="15.335cm">
            <draw:object draw:notify-on-update-of-ranges="'Добавление индекса'.A3:'Добавление индекса'.A13 'Добавление индекса'.J3:'Добавление индекса'.J13 'Добавление индекса'.A3:'Добавление индекса'.A13 'Добавление индекса'.W3:'Добавление индекса'.W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2.847cm" svg:height="7.315cm" svg:x="0.396cm" svg:y="15.444cm">
            <draw:object draw:notify-on-update-of-ranges="'Добавление индекса'.A3:'Добавление индекса'.A13 'Добавление индекса'.H3:'Добавление индекса'.H13 'Добавление индекса'.A3:'Добавление индекса'.A13 'Добавление индекса'.U3:'Добавление индекса'.U1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4.461cm" svg:height="8.018cm" svg:x="24.226cm" svg:y="15.295cm">
            <draw:object draw:notify-on-update-of-ranges="'Добавление индекса'.A3:'Добавление индекса'.A13 'Добавление индекса'.K3:'Добавление индекса'.K13 'Добавление индекса'.A3:'Добавление индекса'.A13 'Добавление индекса'.X3:'Добавление индекса'.X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7"/>
        <table:table-column table:style-name="co1" table:number-columns-repeated="22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No index</text:p>
          </table:table-cell>
          <table:covered-table-cell table:number-columns-repeated="12" table:style-name="ce5"/>
          <table:table-cell table:style-name="ce1" office:value-type="string" calcext:value-type="string" table:number-columns-spanned="13" table:number-rows-spanned="1">
            <text:p>With index</text:p>
          </table:table-cell>
          <table:covered-table-cell table:number-columns-repeated="12" table:style-name="ce5"/>
          <table:table-cell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requests</text:p>
          </table:table-cell>
          <table:table-cell table:style-name="ce6" office:value-type="string" calcext:value-type="string">
            <text:p>Average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string" calcext:value-type="string">
            <text:p>Tr/s</text:p>
          </table:table-cell>
          <table:table-cell table:style-name="ce6" office:value-type="string" calcext:value-type="string">
            <text:p>Rec</text:p>
          </table:table-cell>
          <table:table-cell table:style-name="ce9" office:value-type="string" calcext:value-type="string">
            <text:p>Sent</text:p>
          </table:table-cell>
          <table:table-cell table:style-name="ce2"/>
          <table:table-cell table:style-name="ce6"/>
          <table:table-cell table:style-name="ce6" office:value-type="string" calcext:value-type="string">
            <text:p>requests</text:p>
          </table:table-cell>
          <table:table-cell table:style-name="ce6" office:value-type="string" calcext:value-type="string">
            <text:p>Average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string" calcext:value-type="string">
            <text:p>Tr/s</text:p>
          </table:table-cell>
          <table:table-cell table:style-name="ce6" office:value-type="string" calcext:value-type="string">
            <text:p>Rec</text:p>
          </table:table-cell>
          <table:table-cell table:style-name="ce9" office:value-type="string" calcext:value-type="string">
            <text:p>Sent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earch_user</text:p>
          </table:table-cell>
          <table:table-cell office:value-type="float" office:value="168" calcext:value-type="float">
            <text:p>168</text:p>
          </table:table-cell>
          <table:table-cell office:value-type="float" office:value="47.54" calcext:value-type="float">
            <text:p>47,54</text:p>
          </table:table-cell>
          <table:table-cell office:value-type="float" office:value="43" calcext:value-type="float">
            <text:p>43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2.83" calcext:value-type="float">
            <text:p>2,83</text:p>
          </table:table-cell>
          <table:table-cell table:style-name="ce7" office:value-type="float" office:value="11.75" calcext:value-type="float">
            <text:p>11,75</text:p>
          </table:table-cell>
          <table:table-cell table:style-name="ce10" office:value-type="float" office:value="1.13" calcext:value-type="float">
            <text:p>1,13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search_user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38" calcext:value-type="float">
            <text:p>3,3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1.14" calcext:value-type="float">
            <text:p>11,14</text:p>
          </table:table-cell>
          <table:table-cell table:style-name="ce7" office:value-type="float" office:value="3.11" calcext:value-type="float">
            <text:p>3,11</text:p>
          </table:table-cell>
          <table:table-cell table:style-name="ce7" office:value-type="float" office:value="12.64" calcext:value-type="float">
            <text:p>12,64</text:p>
          </table:table-cell>
          <table:table-cell table:style-name="ce10" office:value-type="float" office:value="1.24" calcext:value-type="float">
            <text:p>1,24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search_user</text:p>
          </table:table-cell>
          <table:table-cell office:value-type="float" office:value="168" calcext:value-type="float">
            <text:p>168</text:p>
          </table:table-cell>
          <table:table-cell office:value-type="float" office:value="47.54" calcext:value-type="float">
            <text:p>47,54</text:p>
          </table:table-cell>
          <table:table-cell office:value-type="float" office:value="43" calcext:value-type="float">
            <text:p>43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2.83" calcext:value-type="float">
            <text:p>2,83</text:p>
          </table:table-cell>
          <table:table-cell table:style-name="ce7" office:value-type="float" office:value="11.75" calcext:value-type="float">
            <text:p>11,75</text:p>
          </table:table-cell>
          <table:table-cell table:style-name="ce10" office:value-type="float" office:value="1.13" calcext:value-type="float">
            <text:p>1,13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search_user</text:p>
          </table:table-cell>
          <table:table-cell table:style-name="ce7" office:value-type="float" office:value="348" calcext:value-type="float">
            <text:p>348</text:p>
          </table:table-cell>
          <table:table-cell table:style-name="ce7" office:value-type="float" office:value="13.17" calcext:value-type="float">
            <text:p>13,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44" calcext:value-type="float">
            <text:p>34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.55" calcext:value-type="float">
            <text:p>9,55</text:p>
          </table:table-cell>
          <table:table-cell table:style-name="ce7" office:value-type="float" office:value="316.04" calcext:value-type="float">
            <text:p>316,04</text:p>
          </table:table-cell>
          <table:table-cell table:style-name="ce7" office:value-type="float" office:value="5.85" calcext:value-type="float">
            <text:p>5,85</text:p>
          </table:table-cell>
          <table:table-cell table:style-name="ce7" office:value-type="float" office:value="23.57" calcext:value-type="float">
            <text:p>23,57</text:p>
          </table:table-cell>
          <table:table-cell table:style-name="ce10" office:value-type="float" office:value="2.33" calcext:value-type="float">
            <text:p>2,33</text:p>
          </table:table-cell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search_user</text:p>
          </table:table-cell>
          <table:table-cell office:value-type="float" office:value="484" calcext:value-type="float">
            <text:p>484</text:p>
          </table:table-cell>
          <table:table-cell office:value-type="float" office:value="124.05" calcext:value-type="float">
            <text:p>124,05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225" calcext:value-type="float">
            <text:p>225</text:p>
          </table:table-cell>
          <table:table-cell table:style-name="ce7" office:value-type="float" office:value="246" calcext:value-type="float">
            <text:p>246</text:p>
          </table:table-cell>
          <table:table-cell table:style-name="ce7" office:value-type="float" office:value="308.9" calcext:value-type="float">
            <text:p>308,9</text:p>
          </table:table-cell>
          <table:table-cell table:style-name="ce7" office:value-type="float" office:value="8.13" calcext:value-type="float">
            <text:p>8,13</text:p>
          </table:table-cell>
          <table:table-cell table:style-name="ce7" office:value-type="float" office:value="32.97" calcext:value-type="float">
            <text:p>32,97</text:p>
          </table:table-cell>
          <table:table-cell table:style-name="ce10" office:value-type="float" office:value="3.24" calcext:value-type="float">
            <text:p>3,24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search_user</text:p>
          </table:table-cell>
          <table:table-cell table:style-name="ce7" office:value-type="float" office:value="637" calcext:value-type="float">
            <text:p>637</text:p>
          </table:table-cell>
          <table:table-cell table:style-name="ce7" office:value-type="float" office:value="25.86" calcext:value-type="float">
            <text:p>25,8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28" calcext:value-type="float">
            <text:p>32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76.6" calcext:value-type="float">
            <text:p>76,6</text:p>
          </table:table-cell>
          <table:table-cell table:style-name="ce7" office:value-type="float" office:value="212.2" calcext:value-type="float">
            <text:p>212,2</text:p>
          </table:table-cell>
          <table:table-cell table:style-name="ce7" office:value-type="float" office:value="315.62" calcext:value-type="float">
            <text:p>315,62</text:p>
          </table:table-cell>
          <table:table-cell table:style-name="ce7" office:value-type="float" office:value="10.73" calcext:value-type="float">
            <text:p>10,73</text:p>
          </table:table-cell>
          <table:table-cell table:style-name="ce7" office:value-type="float" office:value="44.34" calcext:value-type="float">
            <text:p>44,34</text:p>
          </table:table-cell>
          <table:table-cell table:style-name="ce10" office:value-type="float" office:value="4.27" calcext:value-type="float">
            <text:p>4,27</text:p>
          </table:table-cell>
          <table:table-cell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search_user</text:p>
          </table:table-cell>
          <table:table-cell office:value-type="float" office:value="719" calcext:value-type="float">
            <text:p>719</text:p>
          </table:table-cell>
          <table:table-cell office:value-type="float" office:value="131.09" calcext:value-type="float">
            <text:p>131,09</text:p>
          </table:table-cell>
          <table:table-cell office:value-type="float" office:value="53" calcext:value-type="float">
            <text:p>53</text:p>
          </table:table-cell>
          <table:table-cell table:style-name="ce7" office:value-type="float" office:value="439" calcext:value-type="float">
            <text:p>439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float" office:value="274" calcext:value-type="float">
            <text:p>274</text:p>
          </table:table-cell>
          <table:table-cell table:style-name="ce7" office:value-type="float" office:value="359.4" calcext:value-type="float">
            <text:p>359,4</text:p>
          </table:table-cell>
          <table:table-cell table:style-name="ce7" office:value-type="float" office:value="12.06" calcext:value-type="float">
            <text:p>12,06</text:p>
          </table:table-cell>
          <table:table-cell table:style-name="ce7" office:value-type="float" office:value="57.71" calcext:value-type="float">
            <text:p>57,71</text:p>
          </table:table-cell>
          <table:table-cell table:style-name="ce10" office:value-type="float" office:value="4.8" calcext:value-type="float">
            <text:p>4,8</text:p>
          </table:table-cell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search_user</text:p>
          </table:table-cell>
          <table:table-cell table:style-name="ce7" office:value-type="float" office:value="932" calcext:value-type="float">
            <text:p>932</text:p>
          </table:table-cell>
          <table:table-cell table:style-name="ce7" office:value-type="float" office:value="22.53" calcext:value-type="float">
            <text:p>22,5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20" calcext:value-type="float">
            <text:p>32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121.35" calcext:value-type="float">
            <text:p>121,35</text:p>
          </table:table-cell>
          <table:table-cell table:style-name="ce7" office:value-type="float" office:value="255.07" calcext:value-type="float">
            <text:p>255,07</text:p>
          </table:table-cell>
          <table:table-cell table:style-name="ce7" office:value-type="float" office:value="15.66" calcext:value-type="float">
            <text:p>15,66</text:p>
          </table:table-cell>
          <table:table-cell table:style-name="ce7" office:value-type="float" office:value="62.32" calcext:value-type="float">
            <text:p>62,32</text:p>
          </table:table-cell>
          <table:table-cell table:style-name="ce10" office:value-type="float" office:value="6.24" calcext:value-type="float">
            <text:p>6,24</text:p>
          </table:table-cell>
          <table:table-cell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search_user</text:p>
          </table:table-cell>
          <table:table-cell office:value-type="float" office:value="752" calcext:value-type="float">
            <text:p>752</text:p>
          </table:table-cell>
          <table:table-cell office:value-type="float" office:value="395.5" calcext:value-type="float">
            <text:p>395,5</text:p>
          </table:table-cell>
          <table:table-cell office:value-type="float" office:value="80" calcext:value-type="float">
            <text:p>80</text:p>
          </table:table-cell>
          <table:table-cell table:style-name="ce7" office:value-type="float" office:value="808" calcext:value-type="float">
            <text:p>808</text:p>
          </table:table-cell>
          <table:table-cell table:style-name="ce7" office:value-type="float" office:value="392.5" calcext:value-type="float">
            <text:p>392,5</text:p>
          </table:table-cell>
          <table:table-cell table:style-name="ce7" office:value-type="float" office:value="520.7" calcext:value-type="float">
            <text:p>520,7</text:p>
          </table:table-cell>
          <table:table-cell table:style-name="ce7" office:value-type="float" office:value="561" calcext:value-type="float">
            <text:p>561</text:p>
          </table:table-cell>
          <table:table-cell table:style-name="ce7" office:value-type="float" office:value="636" calcext:value-type="float">
            <text:p>636</text:p>
          </table:table-cell>
          <table:table-cell table:style-name="ce7" office:value-type="float" office:value="12.57" calcext:value-type="float">
            <text:p>12,57</text:p>
          </table:table-cell>
          <table:table-cell table:style-name="ce7" office:value-type="float" office:value="55.9" calcext:value-type="float">
            <text:p>55,9</text:p>
          </table:table-cell>
          <table:table-cell table:style-name="ce10" office:value-type="float" office:value="5.01" calcext:value-type="float">
            <text:p>5,01</text:p>
          </table:table-cell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search_user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79.87" calcext:value-type="float">
            <text:p>179,8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22" calcext:value-type="float">
            <text:p>622</text:p>
          </table:table-cell>
          <table:table-cell table:style-name="ce7" office:value-type="float" office:value="165.5" calcext:value-type="float">
            <text:p>165,5</text:p>
          </table:table-cell>
          <table:table-cell table:style-name="ce7" office:value-type="float" office:value="337.9" calcext:value-type="float">
            <text:p>337,9</text:p>
          </table:table-cell>
          <table:table-cell table:style-name="ce7" office:value-type="float" office:value="388.7" calcext:value-type="float">
            <text:p>388,7</text:p>
          </table:table-cell>
          <table:table-cell table:style-name="ce7" office:value-type="float" office:value="498.99" calcext:value-type="float">
            <text:p>498,99</text:p>
          </table:table-cell>
          <table:table-cell table:style-name="ce7" office:value-type="float" office:value="16.77" calcext:value-type="float">
            <text:p>16,77</text:p>
          </table:table-cell>
          <table:table-cell table:style-name="ce7" office:value-type="float" office:value="68.07" calcext:value-type="float">
            <text:p>68,07</text:p>
          </table:table-cell>
          <table:table-cell table:style-name="ce10" office:value-type="float" office:value="6.68" calcext:value-type="float">
            <text:p>6,68</text:p>
          </table:table-cell>
          <table:table-cell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search_user</text:p>
          </table:table-cell>
          <table:table-cell office:value-type="float" office:value="758" calcext:value-type="float">
            <text:p>758</text:p>
          </table:table-cell>
          <table:table-cell office:value-type="float" office:value="999.13" calcext:value-type="float">
            <text:p>999,13</text:p>
          </table:table-cell>
          <table:table-cell office:value-type="float" office:value="66" calcext:value-type="float">
            <text:p>66</text:p>
          </table:table-cell>
          <table:table-cell table:style-name="ce7" office:value-type="float" office:value="1417" calcext:value-type="float">
            <text:p>1417</text:p>
          </table:table-cell>
          <table:table-cell table:style-name="ce7" office:value-type="float" office:value="1008" calcext:value-type="float">
            <text:p>1008</text:p>
          </table:table-cell>
          <table:table-cell table:style-name="ce7" office:value-type="float" office:value="1235" calcext:value-type="float">
            <text:p>1235</text:p>
          </table:table-cell>
          <table:table-cell table:style-name="ce7" office:value-type="float" office:value="1302" calcext:value-type="float">
            <text:p>1302</text:p>
          </table:table-cell>
          <table:table-cell table:style-name="ce7" office:value-type="float" office:value="1385" calcext:value-type="float">
            <text:p>1385</text:p>
          </table:table-cell>
          <table:table-cell table:style-name="ce7" office:value-type="float" office:value="12.57" calcext:value-type="float">
            <text:p>12,57</text:p>
          </table:table-cell>
          <table:table-cell table:style-name="ce7" office:value-type="float" office:value="59.78" calcext:value-type="float">
            <text:p>59,78</text:p>
          </table:table-cell>
          <table:table-cell table:style-name="ce10" office:value-type="float" office:value="5.01" calcext:value-type="float">
            <text:p>5,01</text:p>
          </table:table-cell>
          <table:table-cell table:style-name="ce3" office:value-type="float" office:value="32" calcext:value-type="float">
            <text:p>32</text:p>
          </table:table-cell>
          <table:table-cell table:style-name="ce7" office:value-type="string" calcext:value-type="string">
            <text:p>search_user</text:p>
          </table:table-cell>
          <table:table-cell table:style-name="ce7" office:value-type="float" office:value="1005" calcext:value-type="float">
            <text:p>1005</text:p>
          </table:table-cell>
          <table:table-cell table:style-name="ce7" office:value-type="float" office:value="630.67" calcext:value-type="float">
            <text:p>630,6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50" calcext:value-type="float">
            <text:p>1050</text:p>
          </table:table-cell>
          <table:table-cell table:style-name="ce7" office:value-type="float" office:value="647" calcext:value-type="float">
            <text:p>647</text:p>
          </table:table-cell>
          <table:table-cell table:style-name="ce7" office:value-type="float" office:value="795" calcext:value-type="float">
            <text:p>795</text:p>
          </table:table-cell>
          <table:table-cell table:style-name="ce7" office:value-type="float" office:value="847" calcext:value-type="float">
            <text:p>847</text:p>
          </table:table-cell>
          <table:table-cell table:style-name="ce7" office:value-type="float" office:value="950.64" calcext:value-type="float">
            <text:p>950,64</text:p>
          </table:table-cell>
          <table:table-cell table:style-name="ce7" office:value-type="float" office:value="16.64" calcext:value-type="float">
            <text:p>16,64</text:p>
          </table:table-cell>
          <table:table-cell table:style-name="ce7" office:value-type="float" office:value="68.31" calcext:value-type="float">
            <text:p>68,31</text:p>
          </table:table-cell>
          <table:table-cell table:style-name="ce10" office:value-type="float" office:value="6.63" calcext:value-type="float">
            <text:p>6,63</text:p>
          </table:table-cell>
          <table:table-cell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office:value-type="string" calcext:value-type="string">
            <text:p>search_user</text:p>
          </table:table-cell>
          <table:table-cell office:value-type="float" office:value="767" calcext:value-type="float">
            <text:p>767</text:p>
          </table:table-cell>
          <table:table-cell office:value-type="float" office:value="2205.72" calcext:value-type="float">
            <text:p>2205,72</text:p>
          </table:table-cell>
          <table:table-cell office:value-type="float" office:value="91" calcext:value-type="float">
            <text:p>91</text:p>
          </table:table-cell>
          <table:table-cell table:style-name="ce7" office:value-type="float" office:value="2988" calcext:value-type="float">
            <text:p>2988</text:p>
          </table:table-cell>
          <table:table-cell table:style-name="ce7" office:value-type="float" office:value="2277" calcext:value-type="float">
            <text:p>2277</text:p>
          </table:table-cell>
          <table:table-cell table:style-name="ce7" office:value-type="float" office:value="2533.6" calcext:value-type="float">
            <text:p>2533,6</text:p>
          </table:table-cell>
          <table:table-cell table:style-name="ce7" office:value-type="float" office:value="2583.2" calcext:value-type="float">
            <text:p>2583,2</text:p>
          </table:table-cell>
          <table:table-cell table:style-name="ce7" office:value-type="float" office:value="2746" calcext:value-type="float">
            <text:p>2746</text:p>
          </table:table-cell>
          <table:table-cell table:style-name="ce7" office:value-type="float" office:value="12.37" calcext:value-type="float">
            <text:p>12,37</text:p>
          </table:table-cell>
          <table:table-cell table:style-name="ce7" office:value-type="float" office:value="56.92" calcext:value-type="float">
            <text:p>56,92</text:p>
          </table:table-cell>
          <table:table-cell table:style-name="ce10" office:value-type="float" office:value="4.93" calcext:value-type="float">
            <text:p>4,93</text:p>
          </table:table-cell>
          <table:table-cell table:style-name="ce3" office:value-type="float" office:value="64" calcext:value-type="float">
            <text:p>64</text:p>
          </table:table-cell>
          <table:table-cell table:style-name="ce7" office:value-type="string" calcext:value-type="string">
            <text:p>search_user</text:p>
          </table:table-cell>
          <table:table-cell table:style-name="ce7" office:value-type="float" office:value="1014" calcext:value-type="float">
            <text:p>1014</text:p>
          </table:table-cell>
          <table:table-cell table:style-name="ce7" office:value-type="float" office:value="1538.63" calcext:value-type="float">
            <text:p>1538,6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262" calcext:value-type="float">
            <text:p>2262</text:p>
          </table:table-cell>
          <table:table-cell table:style-name="ce7" office:value-type="float" office:value="1576.5" calcext:value-type="float">
            <text:p>1576,5</text:p>
          </table:table-cell>
          <table:table-cell table:style-name="ce7" office:value-type="float" office:value="1875.5" calcext:value-type="float">
            <text:p>1875,5</text:p>
          </table:table-cell>
          <table:table-cell table:style-name="ce7" office:value-type="float" office:value="1923.5" calcext:value-type="float">
            <text:p>1923,5</text:p>
          </table:table-cell>
          <table:table-cell table:style-name="ce7" office:value-type="float" office:value="2033.05" calcext:value-type="float">
            <text:p>2033,05</text:p>
          </table:table-cell>
          <table:table-cell table:style-name="ce7" office:value-type="float" office:value="16.5" calcext:value-type="float">
            <text:p>16,5</text:p>
          </table:table-cell>
          <table:table-cell table:style-name="ce7" office:value-type="float" office:value="67.62" calcext:value-type="float">
            <text:p>67,62</text:p>
          </table:table-cell>
          <table:table-cell table:style-name="ce10" office:value-type="float" office:value="6.58" calcext:value-type="float">
            <text:p>6,58</text:p>
          </table:table-cell>
          <table:table-cell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office:value-type="string" calcext:value-type="string">
            <text:p>search_user</text:p>
          </table:table-cell>
          <table:table-cell office:value-type="float" office:value="782" calcext:value-type="float">
            <text:p>782</text:p>
          </table:table-cell>
          <table:table-cell office:value-type="float" office:value="4617.24" calcext:value-type="float">
            <text:p>4617,24</text:p>
          </table:table-cell>
          <table:table-cell office:value-type="float" office:value="548" calcext:value-type="float">
            <text:p>548</text:p>
          </table:table-cell>
          <table:table-cell table:style-name="ce7" office:value-type="float" office:value="5699" calcext:value-type="float">
            <text:p>5699</text:p>
          </table:table-cell>
          <table:table-cell table:style-name="ce7" office:value-type="float" office:value="4720.5" calcext:value-type="float">
            <text:p>4720,5</text:p>
          </table:table-cell>
          <table:table-cell table:style-name="ce7" office:value-type="float" office:value="5378.4" calcext:value-type="float">
            <text:p>5378,4</text:p>
          </table:table-cell>
          <table:table-cell table:style-name="ce7" office:value-type="float" office:value="5501.4" calcext:value-type="float">
            <text:p>5501,4</text:p>
          </table:table-cell>
          <table:table-cell table:style-name="ce7" office:value-type="float" office:value="5643.7" calcext:value-type="float">
            <text:p>5643,7</text:p>
          </table:table-cell>
          <table:table-cell table:style-name="ce7" office:value-type="float" office:value="12.29" calcext:value-type="float">
            <text:p>12,29</text:p>
          </table:table-cell>
          <table:table-cell table:style-name="ce7" office:value-type="float" office:value="60.96" calcext:value-type="float">
            <text:p>60,96</text:p>
          </table:table-cell>
          <table:table-cell table:style-name="ce10" office:value-type="float" office:value="4.9" calcext:value-type="float">
            <text:p>4,9</text:p>
          </table:table-cell>
          <table:table-cell table:style-name="ce3" office:value-type="float" office:value="128" calcext:value-type="float">
            <text:p>128</text:p>
          </table:table-cell>
          <table:table-cell table:style-name="ce7" office:value-type="string" calcext:value-type="string">
            <text:p>search_user</text:p>
          </table:table-cell>
          <table:table-cell table:style-name="ce7" office:value-type="float" office:value="1011" calcext:value-type="float">
            <text:p>1011</text:p>
          </table:table-cell>
          <table:table-cell table:style-name="ce7" office:value-type="float" office:value="3388.97" calcext:value-type="float">
            <text:p>3388,97</text:p>
          </table:table-cell>
          <table:table-cell table:style-name="ce7" office:value-type="float" office:value="409" calcext:value-type="float">
            <text:p>409</text:p>
          </table:table-cell>
          <table:table-cell table:style-name="ce7" office:value-type="float" office:value="4874" calcext:value-type="float">
            <text:p>4874</text:p>
          </table:table-cell>
          <table:table-cell table:style-name="ce7" office:value-type="float" office:value="3395" calcext:value-type="float">
            <text:p>3395</text:p>
          </table:table-cell>
          <table:table-cell table:style-name="ce7" office:value-type="float" office:value="4347.8" calcext:value-type="float">
            <text:p>4347,8</text:p>
          </table:table-cell>
          <table:table-cell table:style-name="ce7" office:value-type="float" office:value="4523.4" calcext:value-type="float">
            <text:p>4523,4</text:p>
          </table:table-cell>
          <table:table-cell table:style-name="ce7" office:value-type="float" office:value="4740.16" calcext:value-type="float">
            <text:p>4740,16</text:p>
          </table:table-cell>
          <table:table-cell table:style-name="ce7" office:value-type="float" office:value="16.29" calcext:value-type="float">
            <text:p>16,29</text:p>
          </table:table-cell>
          <table:table-cell table:style-name="ce7" office:value-type="float" office:value="70.84" calcext:value-type="float">
            <text:p>70,84</text:p>
          </table:table-cell>
          <table:table-cell table:style-name="ce10" office:value-type="float" office:value="6.49" calcext:value-type="float">
            <text:p>6,49</text:p>
          </table:table-cell>
          <table:table-cell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office:value-type="string" calcext:value-type="string">
            <text:p>search_user</text:p>
          </table:table-cell>
          <table:table-cell office:value-type="float" office:value="795" calcext:value-type="float">
            <text:p>795</text:p>
          </table:table-cell>
          <table:table-cell office:value-type="float" office:value="9585.41" calcext:value-type="float">
            <text:p>9585,41</text:p>
          </table:table-cell>
          <table:table-cell office:value-type="float" office:value="1059" calcext:value-type="float">
            <text:p>1059</text:p>
          </table:table-cell>
          <table:table-cell table:style-name="ce7" office:value-type="float" office:value="12551" calcext:value-type="float">
            <text:p>12551</text:p>
          </table:table-cell>
          <table:table-cell table:style-name="ce7" office:value-type="float" office:value="9714" calcext:value-type="float">
            <text:p>9714</text:p>
          </table:table-cell>
          <table:table-cell table:style-name="ce7" office:value-type="float" office:value="11736.4" calcext:value-type="float">
            <text:p>11736,4</text:p>
          </table:table-cell>
          <table:table-cell table:style-name="ce7" office:value-type="float" office:value="12111.2" calcext:value-type="float">
            <text:p>12111,2</text:p>
          </table:table-cell>
          <table:table-cell table:style-name="ce7" office:value-type="float" office:value="12464.4" calcext:value-type="float">
            <text:p>12464,4</text:p>
          </table:table-cell>
          <table:table-cell table:style-name="ce7" office:value-type="float" office:value="11.64" calcext:value-type="float">
            <text:p>11,64</text:p>
          </table:table-cell>
          <table:table-cell table:style-name="ce7" office:value-type="float" office:value="50.23" calcext:value-type="float">
            <text:p>50,23</text:p>
          </table:table-cell>
          <table:table-cell table:style-name="ce10" office:value-type="float" office:value="4.64" calcext:value-type="float">
            <text:p>4,64</text:p>
          </table:table-cell>
          <table:table-cell table:style-name="ce3" office:value-type="float" office:value="256" calcext:value-type="float">
            <text:p>256</text:p>
          </table:table-cell>
          <table:table-cell table:style-name="ce7" office:value-type="string" calcext:value-type="string">
            <text:p>search_user</text:p>
          </table:table-cell>
          <table:table-cell table:style-name="ce7" office:value-type="float" office:value="1016" calcext:value-type="float">
            <text:p>1016</text:p>
          </table:table-cell>
          <table:table-cell table:style-name="ce7" office:value-type="float" office:value="7110.17" calcext:value-type="float">
            <text:p>7110,17</text:p>
          </table:table-cell>
          <table:table-cell table:style-name="ce7" office:value-type="float" office:value="963" calcext:value-type="float">
            <text:p>963</text:p>
          </table:table-cell>
          <table:table-cell table:style-name="ce7" office:value-type="float" office:value="11227" calcext:value-type="float">
            <text:p>11227</text:p>
          </table:table-cell>
          <table:table-cell table:style-name="ce7" office:value-type="float" office:value="7090.5" calcext:value-type="float">
            <text:p>7090,5</text:p>
          </table:table-cell>
          <table:table-cell table:style-name="ce7" office:value-type="float" office:value="10157.1" calcext:value-type="float">
            <text:p>10157,1</text:p>
          </table:table-cell>
          <table:table-cell table:style-name="ce7" office:value-type="float" office:value="10671.45" calcext:value-type="float">
            <text:p>10671,45</text:p>
          </table:table-cell>
          <table:table-cell table:style-name="ce7" office:value-type="float" office:value="11010.37" calcext:value-type="float">
            <text:p>11010,37</text:p>
          </table:table-cell>
          <table:table-cell table:style-name="ce7" office:value-type="float" office:value="15.94" calcext:value-type="float">
            <text:p>15,94</text:p>
          </table:table-cell>
          <table:table-cell table:style-name="ce7" office:value-type="float" office:value="66.27" calcext:value-type="float">
            <text:p>66,27</text:p>
          </table:table-cell>
          <table:table-cell table:style-name="ce10" office:value-type="float" office:value="6.35" calcext:value-type="float">
            <text:p>6,35</text:p>
          </table:table-cell>
          <table:table-cell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office:value-type="string" calcext:value-type="string">
            <text:p>search_user</text:p>
          </table:table-cell>
          <table:table-cell office:value-type="float" office:value="820" calcext:value-type="float">
            <text:p>820</text:p>
          </table:table-cell>
          <table:table-cell office:value-type="float" office:value="20703.05" calcext:value-type="float">
            <text:p>20703,05</text:p>
          </table:table-cell>
          <table:table-cell office:value-type="float" office:value="4458" calcext:value-type="float">
            <text:p>4458</text:p>
          </table:table-cell>
          <table:table-cell table:style-name="ce7" office:value-type="float" office:value="27405" calcext:value-type="float">
            <text:p>27405</text:p>
          </table:table-cell>
          <table:table-cell table:style-name="ce7" office:value-type="float" office:value="21603.5" calcext:value-type="float">
            <text:p>21603,5</text:p>
          </table:table-cell>
          <table:table-cell table:style-name="ce7" office:value-type="float" office:value="25510.9" calcext:value-type="float">
            <text:p>25510,9</text:p>
          </table:table-cell>
          <table:table-cell table:style-name="ce7" office:value-type="float" office:value="26535.8" calcext:value-type="float">
            <text:p>26535,8</text:p>
          </table:table-cell>
          <table:table-cell table:style-name="ce7" office:value-type="float" office:value="27262.59" calcext:value-type="float">
            <text:p>27262,59</text:p>
          </table:table-cell>
          <table:table-cell table:style-name="ce7" office:value-type="float" office:value="10.25" calcext:value-type="float">
            <text:p>10,25</text:p>
          </table:table-cell>
          <table:table-cell table:style-name="ce7" office:value-type="float" office:value="49.95" calcext:value-type="float">
            <text:p>49,95</text:p>
          </table:table-cell>
          <table:table-cell table:style-name="ce10" office:value-type="float" office:value="4.08" calcext:value-type="float">
            <text:p>4,08</text:p>
          </table:table-cell>
          <table:table-cell table:style-name="ce3" office:value-type="float" office:value="512" calcext:value-type="float">
            <text:p>512</text:p>
          </table:table-cell>
          <table:table-cell table:style-name="ce7" office:value-type="string" calcext:value-type="string">
            <text:p>search_user</text:p>
          </table:table-cell>
          <table:table-cell table:style-name="ce7" office:value-type="float" office:value="1001" calcext:value-type="float">
            <text:p>1001</text:p>
          </table:table-cell>
          <table:table-cell table:style-name="ce7" office:value-type="float" office:value="15190.61" calcext:value-type="float">
            <text:p>15190,61</text:p>
          </table:table-cell>
          <table:table-cell table:style-name="ce7" office:value-type="float" office:value="3367" calcext:value-type="float">
            <text:p>3367</text:p>
          </table:table-cell>
          <table:table-cell table:style-name="ce7" office:value-type="float" office:value="26546" calcext:value-type="float">
            <text:p>26546</text:p>
          </table:table-cell>
          <table:table-cell table:style-name="ce7" office:value-type="float" office:value="15147" calcext:value-type="float">
            <text:p>15147</text:p>
          </table:table-cell>
          <table:table-cell table:style-name="ce7" office:value-type="float" office:value="23552.2" calcext:value-type="float">
            <text:p>23552,2</text:p>
          </table:table-cell>
          <table:table-cell table:style-name="ce7" office:value-type="float" office:value="24532.5" calcext:value-type="float">
            <text:p>24532,5</text:p>
          </table:table-cell>
          <table:table-cell table:style-name="ce7" office:value-type="float" office:value="26099.86" calcext:value-type="float">
            <text:p>26099,86</text:p>
          </table:table-cell>
          <table:table-cell table:style-name="ce7" office:value-type="float" office:value="15.55" calcext:value-type="float">
            <text:p>15,55</text:p>
          </table:table-cell>
          <table:table-cell table:style-name="ce7" office:value-type="float" office:value="78.8" calcext:value-type="float">
            <text:p>78,8</text:p>
          </table:table-cell>
          <table:table-cell table:style-name="ce10" office:value-type="float" office:value="6.19" calcext:value-type="float">
            <text:p>6,19</text:p>
          </table:table-cell>
          <table:table-cell/>
        </table:table-row>
        <table:table-row table:style-name="ro1">
          <table:table-cell table:style-name="ce4" office:value-type="float" office:value="1000" calcext:value-type="float">
            <text:p>1000</text:p>
          </table:table-cell>
          <table:table-cell table:style-name="ce8" office:value-type="string" calcext:value-type="string">
            <text:p>search_user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40567.08" calcext:value-type="float">
            <text:p>40567,08</text:p>
          </table:table-cell>
          <table:table-cell table:style-name="ce8" office:value-type="float" office:value="8205" calcext:value-type="float">
            <text:p>8205</text:p>
          </table:table-cell>
          <table:table-cell table:style-name="ce8" office:value-type="float" office:value="54413" calcext:value-type="float">
            <text:p>54413</text:p>
          </table:table-cell>
          <table:table-cell table:style-name="ce8" office:value-type="float" office:value="41138.5" calcext:value-type="float">
            <text:p>41138,5</text:p>
          </table:table-cell>
          <table:table-cell table:style-name="ce8" office:value-type="float" office:value="51897.9" calcext:value-type="float">
            <text:p>51897,9</text:p>
          </table:table-cell>
          <table:table-cell table:style-name="ce8" office:value-type="float" office:value="53147.15" calcext:value-type="float">
            <text:p>53147,15</text:p>
          </table:table-cell>
          <table:table-cell table:style-name="ce8" office:value-type="float" office:value="54193.81" calcext:value-type="float">
            <text:p>54193,81</text:p>
          </table:table-cell>
          <table:table-cell table:style-name="ce8" office:value-type="float" office:value="11.43" calcext:value-type="float">
            <text:p>11,43</text:p>
          </table:table-cell>
          <table:table-cell table:style-name="ce8" office:value-type="float" office:value="56.9" calcext:value-type="float">
            <text:p>56,9</text:p>
          </table:table-cell>
          <table:table-cell table:style-name="ce11" office:value-type="float" office:value="4.55" calcext:value-type="float">
            <text:p>4,55</text:p>
          </table:table-cell>
          <table:table-cell table:style-name="ce4" office:value-type="float" office:value="1000" calcext:value-type="float">
            <text:p>1000</text:p>
          </table:table-cell>
          <table:table-cell table:style-name="ce8" office:value-type="string" calcext:value-type="string">
            <text:p>search_user</text:p>
          </table:table-cell>
          <table:table-cell table:style-name="ce8" office:value-type="float" office:value="1008" calcext:value-type="float">
            <text:p>1008</text:p>
          </table:table-cell>
          <table:table-cell table:style-name="ce8" office:value-type="float" office:value="29471.84" calcext:value-type="float">
            <text:p>29471,84</text:p>
          </table:table-cell>
          <table:table-cell table:style-name="ce8" office:value-type="float" office:value="4853" calcext:value-type="float">
            <text:p>4853</text:p>
          </table:table-cell>
          <table:table-cell table:style-name="ce8" office:value-type="float" office:value="53809" calcext:value-type="float">
            <text:p>53809</text:p>
          </table:table-cell>
          <table:table-cell table:style-name="ce8" office:value-type="float" office:value="29589.5" calcext:value-type="float">
            <text:p>29589,5</text:p>
          </table:table-cell>
          <table:table-cell table:style-name="ce8" office:value-type="float" office:value="49197.1" calcext:value-type="float">
            <text:p>49197,1</text:p>
          </table:table-cell>
          <table:table-cell table:style-name="ce8" office:value-type="float" office:value="51606" calcext:value-type="float">
            <text:p>51606</text:p>
          </table:table-cell>
          <table:table-cell table:style-name="ce8" office:value-type="float" office:value="53384.28" calcext:value-type="float">
            <text:p>53384,28</text:p>
          </table:table-cell>
          <table:table-cell table:style-name="ce8" office:value-type="float" office:value="12.91" calcext:value-type="float">
            <text:p>12,91</text:p>
          </table:table-cell>
          <table:table-cell table:style-name="ce8" office:value-type="float" office:value="60.88" calcext:value-type="float">
            <text:p>60,88</text:p>
          </table:table-cell>
          <table:table-cell table:style-name="ce11" office:value-type="float" office:value="5.15" calcext:value-type="float">
            <text:p>5,15</text:p>
          </table:table-cell>
          <table:table-cell/>
        </table:table-row>
        <table:table-row table:style-name="ro1" table:number-rows-repeated="5">
          <table:table-cell/>
          <table:table-cell table:style-name="Default" table:number-columns-repeated="4"/>
          <table:table-cell table:number-columns-repeated="22"/>
        </table:table-row>
        <table:table-row table:style-name="ro1" table:number-rows-repeated="4">
          <table:table-cell table:number-columns-repeated="5"/>
          <table:table-cell table:style-name="ce7" table:number-columns-repeated="8"/>
          <table:table-cell table:number-columns-repeated="2"/>
          <table:table-cell table:style-name="ce7" table:number-columns-repeated="12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22"/>
        </table:table-row>
        <table:table-row table:style-name="ro1" table:number-rows-repeated="10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4T23:58:22.267213472</meta:creation-date>
    <dc:date>2025-11-26T22:14:08.941094344</dc:date>
    <meta:editing-duration>PT3H44M19S</meta:editing-duration>
    <meta:editing-cycles>7</meta:editing-cycles>
    <meta:generator>LibreOffice/25.2.6.2$Linux_X86_64 LibreOffice_project/520$Build-2</meta:generator>
    <meta:document-statistic meta:table-count="1" meta:cell-count="310" meta:object-count="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511cm" svg:height="9.033cm" xlink:href=".." xlink:type="simple" chart:class="chart:scatter" chart:style-name="ch1">
        <chart:title svg:x="5.334cm" svg:y="0.316cm" chart:style-name="ch2">
          <text:p>Average</text:p>
        </chart:title>
        <chart:plot-area chart:style-name="ch3" svg:x="0.25cm" svg:y="1.275cm" svg:width="12.011cm" svg:height="7.578cm">
          <chart:coordinate-region svg:x="1.457cm" svg:y="1.474cm" svg:width="10.42cm" svg:height="6.73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Добавление индекса'.D3:'Добавление индекса'.D13" chart:class="chart:scatter">
            <chart:domain table:cell-range-address="'Добавление индекса'.A3:'Добавление индекса'.A13"/>
            <chart:data-point chart:repeated="11"/>
          </chart:series>
          <chart:series chart:style-name="ch8" chart:values-cell-range-address="'Добавление индекса'.Q3:'Добавление индекса'.Q13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D</text:p>
              </table:table-cell>
              <table:table-cell office:value-type="string">
                <text:p>Столбец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Добавление индекса'.A3:'Добавление индекса'.A13</svg:desc>
                </draw:g>
              </table:table-cell>
              <table:table-cell office:value-type="float" office:value="47.54">
                <text:p>47.54</text:p>
                <draw:g>
                  <svg:desc>'Добавление индекса'.D3:'Добавление индекса'.D13</svg:desc>
                </draw:g>
              </table:table-cell>
              <table:table-cell office:value-type="float" office:value="3.38">
                <text:p>3.38</text:p>
                <draw:g>
                  <svg:desc>'Добавление индекса'.Q3:'Добавление индекса'.Q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7.54">
                <text:p>47.54</text:p>
              </table:table-cell>
              <table:table-cell office:value-type="float" office:value="13.17">
                <text:p>13.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24.05">
                <text:p>124.05</text:p>
              </table:table-cell>
              <table:table-cell office:value-type="float" office:value="25.86">
                <text:p>25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31.09">
                <text:p>131.09</text:p>
              </table:table-cell>
              <table:table-cell office:value-type="float" office:value="22.53">
                <text:p>22.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95.5">
                <text:p>395.5</text:p>
              </table:table-cell>
              <table:table-cell office:value-type="float" office:value="179.87">
                <text:p>179.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999.13">
                <text:p>999.13</text:p>
              </table:table-cell>
              <table:table-cell office:value-type="float" office:value="630.67">
                <text:p>630.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2205.72">
                <text:p>2205.72</text:p>
              </table:table-cell>
              <table:table-cell office:value-type="float" office:value="1538.63">
                <text:p>1538.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4617.24">
                <text:p>4617.24</text:p>
              </table:table-cell>
              <table:table-cell office:value-type="float" office:value="3388.97">
                <text:p>3388.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9585.41">
                <text:p>9585.41</text:p>
              </table:table-cell>
              <table:table-cell office:value-type="float" office:value="7110.17">
                <text:p>7110.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20703.05">
                <text:p>20703.05</text:p>
              </table:table-cell>
              <table:table-cell office:value-type="float" office:value="15190.61">
                <text:p>15190.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40567.08">
                <text:p>40567.08</text:p>
              </table:table-cell>
              <table:table-cell office:value-type="float" office:value="29471.84">
                <text:p>29471.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9.002cm" xlink:href=".." xlink:type="simple" chart:class="chart:scatter" chart:style-name="ch1">
        <chart:title svg:x="5.702cm" svg:y="0.316cm" chart:style-name="ch2">
          <text:p>Min</text:p>
        </chart:title>
        <chart:plot-area chart:style-name="ch3" svg:x="0.245cm" svg:y="1.275cm" svg:width="11.807cm" svg:height="7.547cm">
          <chart:coordinate-region svg:x="1.261cm" svg:y="1.475cm" svg:width="10.407cm" svg:height="6.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Добавление индекса'.E3:'Добавление индекса'.E13" chart:class="chart:scatter">
            <chart:domain table:cell-range-address="'Добавление индекса'.A3:'Добавление индекса'.A13"/>
            <chart:data-point chart:repeated="11"/>
          </chart:series>
          <chart:series chart:style-name="ch8" chart:values-cell-range-address="'Добавление индекса'.R3:'Добавление индекса'.R13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E</text:p>
              </table:table-cell>
              <table:table-cell office:value-type="string">
                <text:p>Столбец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Добавление индекса'.A3:'Добавление индекса'.A13</svg:desc>
                </draw:g>
              </table:table-cell>
              <table:table-cell office:value-type="float" office:value="43">
                <text:p>43</text:p>
                <draw:g>
                  <svg:desc>'Добавление индекса'.E3:'Добавление индекса'.E13</svg:desc>
                </draw:g>
              </table:table-cell>
              <table:table-cell office:value-type="float" office:value="1">
                <text:p>1</text:p>
                <draw:g>
                  <svg:desc>'Добавление индекса'.R3:'Добавление индекса'.R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3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66">
                <text:p>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91">
                <text:p>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548">
                <text:p>548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1059">
                <text:p>1059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4458">
                <text:p>4458</text:p>
              </table:table-cell>
              <table:table-cell office:value-type="float" office:value="3367">
                <text:p>33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8205">
                <text:p>8205</text:p>
              </table:table-cell>
              <table:table-cell office:value-type="float" office:value="4853">
                <text:p>48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213cm" svg:height="8.912cm" xlink:href=".." xlink:type="simple" chart:class="chart:scatter" chart:style-name="ch1">
        <chart:title svg:x="6.098cm" svg:y="0.314cm" chart:style-name="ch2">
          <text:p>Max</text:p>
        </chart:title>
        <chart:plot-area chart:style-name="ch3" svg:x="0.264cm" svg:y="1.271cm" svg:width="12.685cm" svg:height="7.463cm">
          <chart:coordinate-region svg:x="1.471cm" svg:y="1.47cm" svg:width="11.094cm" svg:height="6.6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Добавление индекса'.F3:'Добавление индекса'.F13" chart:class="chart:scatter">
            <chart:domain table:cell-range-address="'Добавление индекса'.A3:'Добавление индекса'.A13"/>
            <chart:data-point chart:repeated="11"/>
          </chart:series>
          <chart:series chart:style-name="ch8" chart:values-cell-range-address="'Добавление индекса'.S3:'Добавление индекса'.S13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Добавление индекса'.A3:'Добавление индекса'.A13</svg:desc>
                </draw:g>
              </table:table-cell>
              <table:table-cell office:value-type="float" office:value="63">
                <text:p>63</text:p>
                <draw:g>
                  <svg:desc>'Добавление индекса'.F3:'Добавление индекса'.F13</svg:desc>
                </draw:g>
              </table:table-cell>
              <table:table-cell office:value-type="float" office:value="12">
                <text:p>12</text:p>
                <draw:g>
                  <svg:desc>'Добавление индекса'.S3:'Добавление индекса'.S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3">
                <text:p>63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75">
                <text:p>375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39">
                <text:p>439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808">
                <text:p>808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417">
                <text:p>1417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2988">
                <text:p>2988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5699">
                <text:p>5699</text:p>
              </table:table-cell>
              <table:table-cell office:value-type="float" office:value="4874">
                <text:p>48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12551">
                <text:p>12551</text:p>
              </table:table-cell>
              <table:table-cell office:value-type="float" office:value="11227">
                <text:p>112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27405">
                <text:p>27405</text:p>
              </table:table-cell>
              <table:table-cell office:value-type="float" office:value="26546">
                <text:p>265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54413">
                <text:p>54413</text:p>
              </table:table-cell>
              <table:table-cell office:value-type="float" office:value="53809">
                <text:p>538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907cm" svg:height="9.002cm" xlink:href=".." xlink:type="simple" chart:class="chart:scatter" chart:style-name="ch1">
        <chart:title svg:x="5.632cm" svg:y="0.316cm" chart:style-name="ch2">
          <text:p>Median</text:p>
        </chart:title>
        <chart:plot-area chart:style-name="ch3" svg:x="0.258cm" svg:y="1.275cm" svg:width="12.391cm" svg:height="7.547cm">
          <chart:coordinate-region svg:x="1.465cm" svg:y="1.474cm" svg:width="10.8cm" svg:height="6.7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Добавление индекса'.G3:'Добавление индекса'.G13" chart:class="chart:scatter">
            <chart:domain table:cell-range-address="'Добавление индекса'.A3:'Добавление индекса'.A13"/>
            <chart:data-point chart:repeated="11"/>
          </chart:series>
          <chart:series chart:style-name="ch8" chart:values-cell-range-address="'Добавление индекса'.T3:'Добавление индекса'.T13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G</text:p>
              </table:table-cell>
              <table:table-cell office:value-type="string">
                <text:p>Столбец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Добавление индекса'.A3:'Добавление индекса'.A13</svg:desc>
                </draw:g>
              </table:table-cell>
              <table:table-cell office:value-type="float" office:value="46">
                <text:p>46</text:p>
                <draw:g>
                  <svg:desc>'Добавление индекса'.G3:'Добавление индекса'.G13</svg:desc>
                </draw:g>
              </table:table-cell>
              <table:table-cell office:value-type="float" office:value="3">
                <text:p>3</text:p>
                <draw:g>
                  <svg:desc>'Добавление индекса'.T3:'Добавление индекса'.T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03">
                <text:p>1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9">
                <text:p>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92.5">
                <text:p>392.5</text:p>
              </table:table-cell>
              <table:table-cell office:value-type="float" office:value="165.5">
                <text:p>165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008">
                <text:p>1008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2277">
                <text:p>2277</text:p>
              </table:table-cell>
              <table:table-cell office:value-type="float" office:value="1576.5">
                <text:p>1576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4720.5">
                <text:p>4720.5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9714">
                <text:p>9714</text:p>
              </table:table-cell>
              <table:table-cell office:value-type="float" office:value="7090.5">
                <text:p>709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21603.5">
                <text:p>21603.5</text:p>
              </table:table-cell>
              <table:table-cell office:value-type="float" office:value="15147">
                <text:p>151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41138.5">
                <text:p>41138.5</text:p>
              </table:table-cell>
              <table:table-cell office:value-type="float" office:value="29589.5">
                <text:p>29589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143cm" svg:height="7.578cm" xlink:href=".." xlink:type="simple" chart:class="chart:scatter" chart:style-name="ch1">
        <chart:title svg:x="5.738cm" svg:y="0.287cm" chart:style-name="ch2">
          <text:p>99</text:p>
        </chart:title>
        <chart:plot-area chart:style-name="ch3" svg:x="0.242cm" svg:y="1.217cm" svg:width="11.659cm" svg:height="6.21cm">
          <chart:coordinate-region svg:x="1.449cm" svg:y="1.416cm" svg:width="10.068cm" svg:height="5.36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Добавление индекса'.J3:'Добавление индекса'.J13" chart:class="chart:scatter">
            <chart:domain table:cell-range-address="'Добавление индекса'.A3:'Добавление индекса'.A13"/>
            <chart:data-point chart:repeated="11"/>
          </chart:series>
          <chart:series chart:style-name="ch8" chart:values-cell-range-address="'Добавление индекса'.W3:'Добавление индекса'.W13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J</text:p>
              </table:table-cell>
              <table:table-cell office:value-type="string">
                <text:p>Столбец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Добавление индекса'.A3:'Добавление индекса'.A13</svg:desc>
                </draw:g>
              </table:table-cell>
              <table:table-cell office:value-type="float" office:value="63">
                <text:p>63</text:p>
                <draw:g>
                  <svg:desc>'Добавление индекса'.J3:'Добавление индекса'.J13</svg:desc>
                </draw:g>
              </table:table-cell>
              <table:table-cell office:value-type="float" office:value="11.14">
                <text:p>11.14</text:p>
                <draw:g>
                  <svg:desc>'Добавление индекса'.W3:'Добавление индекса'.W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3">
                <text:p>63</text:p>
              </table:table-cell>
              <table:table-cell office:value-type="float" office:value="316.04">
                <text:p>316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08.9">
                <text:p>308.9</text:p>
              </table:table-cell>
              <table:table-cell office:value-type="float" office:value="315.62">
                <text:p>315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59.4">
                <text:p>359.4</text:p>
              </table:table-cell>
              <table:table-cell office:value-type="float" office:value="255.07">
                <text:p>255.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36">
                <text:p>636</text:p>
              </table:table-cell>
              <table:table-cell office:value-type="float" office:value="498.99">
                <text:p>498.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385">
                <text:p>1385</text:p>
              </table:table-cell>
              <table:table-cell office:value-type="float" office:value="950.64">
                <text:p>950.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2746">
                <text:p>2746</text:p>
              </table:table-cell>
              <table:table-cell office:value-type="float" office:value="2033.05">
                <text:p>2033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5643.7">
                <text:p>5643.7</text:p>
              </table:table-cell>
              <table:table-cell office:value-type="float" office:value="4740.16">
                <text:p>4740.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12464.4">
                <text:p>12464.4</text:p>
              </table:table-cell>
              <table:table-cell office:value-type="float" office:value="11010.37">
                <text:p>11010.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27262.59">
                <text:p>27262.59</text:p>
              </table:table-cell>
              <table:table-cell office:value-type="float" office:value="26099.86">
                <text:p>26099.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54193.81">
                <text:p>54193.81</text:p>
              </table:table-cell>
              <table:table-cell office:value-type="float" office:value="53384.28">
                <text:p>53384.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48cm" svg:height="7.316cm" xlink:href=".." xlink:type="simple" chart:class="chart:scatter" chart:style-name="ch1">
        <chart:title svg:x="6.091cm" svg:y="0.282cm" chart:style-name="ch2">
          <text:p>90</text:p>
        </chart:title>
        <chart:plot-area chart:style-name="ch3" svg:x="0.256cm" svg:y="1.207cm" svg:width="12.336cm" svg:height="5.963cm">
          <chart:coordinate-region svg:x="1.463cm" svg:y="1.406cm" svg:width="10.745cm" svg:height="5.1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Добавление индекса'.H3:'Добавление индекса'.H13" chart:class="chart:scatter">
            <chart:domain table:cell-range-address="'Добавление индекса'.A3:'Добавление индекса'.A13"/>
            <chart:data-point chart:repeated="11"/>
          </chart:series>
          <chart:series chart:style-name="ch8" chart:values-cell-range-address="'Добавление индекса'.U3:'Добавление индекса'.U13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H</text:p>
              </table:table-cell>
              <table:table-cell office:value-type="string">
                <text:p>Столбец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Добавление индекса'.A3:'Добавление индекса'.A13</svg:desc>
                </draw:g>
              </table:table-cell>
              <table:table-cell office:value-type="float" office:value="55">
                <text:p>55</text:p>
                <draw:g>
                  <svg:desc>'Добавление индекса'.H3:'Добавление индекса'.H13</svg:desc>
                </draw:g>
              </table:table-cell>
              <table:table-cell office:value-type="float" office:value="6">
                <text:p>6</text:p>
                <draw:g>
                  <svg:desc>'Добавление индекса'.U3:'Добавление индекса'.U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25">
                <text:p>225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14">
                <text:p>21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20.7">
                <text:p>520.7</text:p>
              </table:table-cell>
              <table:table-cell office:value-type="float" office:value="337.9">
                <text:p>337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235">
                <text:p>1235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2533.6">
                <text:p>2533.6</text:p>
              </table:table-cell>
              <table:table-cell office:value-type="float" office:value="1875.5">
                <text:p>1875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5378.4">
                <text:p>5378.4</text:p>
              </table:table-cell>
              <table:table-cell office:value-type="float" office:value="4347.8">
                <text:p>4347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11736.4">
                <text:p>11736.4</text:p>
              </table:table-cell>
              <table:table-cell office:value-type="float" office:value="10157.1">
                <text:p>10157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25510.9">
                <text:p>25510.9</text:p>
              </table:table-cell>
              <table:table-cell office:value-type="float" office:value="23552.2">
                <text:p>23552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51897.9">
                <text:p>51897.9</text:p>
              </table:table-cell>
              <table:table-cell office:value-type="float" office:value="49197.1">
                <text:p>49197.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62cm" svg:height="8.019cm" xlink:href=".." xlink:type="simple" chart:class="chart:scatter" chart:style-name="ch1">
        <chart:title svg:x="5.997cm" svg:y="0.296cm" chart:style-name="ch2">
          <text:p>Throughput</text:p>
        </chart:title>
        <chart:plot-area chart:style-name="ch3" svg:x="0.289cm" svg:y="1.235cm" svg:width="13.884cm" svg:height="6.624cm">
          <chart:coordinate-region svg:x="0.923cm" svg:y="1.434cm" svg:width="12.866cm" svg:height="5.77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Добавление индекса'.K3:'Добавление индекса'.K13" chart:class="chart:scatter">
            <chart:domain table:cell-range-address="'Добавление индекса'.A3:'Добавление индекса'.A13"/>
            <chart:data-point chart:repeated="11"/>
          </chart:series>
          <chart:series chart:style-name="ch8" chart:values-cell-range-address="'Добавление индекса'.X3:'Добавление индекса'.X13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K</text:p>
              </table:table-cell>
              <table:table-cell office:value-type="string">
                <text:p>Столбец 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Добавление индекса'.A3:'Добавление индекса'.A13</svg:desc>
                </draw:g>
              </table:table-cell>
              <table:table-cell office:value-type="float" office:value="2.83">
                <text:p>2.83</text:p>
                <draw:g>
                  <svg:desc>'Добавление индекса'.K3:'Добавление индекса'.K13</svg:desc>
                </draw:g>
              </table:table-cell>
              <table:table-cell office:value-type="float" office:value="3.11">
                <text:p>3.11</text:p>
                <draw:g>
                  <svg:desc>'Добавление индекса'.X3:'Добавление индекса'.X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83">
                <text:p>2.83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.13">
                <text:p>8.13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.06">
                <text:p>12.06</text:p>
              </table:table-cell>
              <table:table-cell office:value-type="float" office:value="15.66">
                <text:p>15.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2.57">
                <text:p>12.57</text:p>
              </table:table-cell>
              <table:table-cell office:value-type="float" office:value="16.77">
                <text:p>16.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2.57">
                <text:p>12.57</text:p>
              </table:table-cell>
              <table:table-cell office:value-type="float" office:value="16.64">
                <text:p>16.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2.37">
                <text:p>12.37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2.29">
                <text:p>12.29</text:p>
              </table:table-cell>
              <table:table-cell office:value-type="float" office:value="16.29">
                <text:p>16.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11.64">
                <text:p>11.64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10.25">
                <text:p>10.25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11.43">
                <text:p>11.43</text:p>
              </table:table-cell>
              <table:table-cell office:value-type="float" office:value="12.91">
                <text:p>12.9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